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setLinkedList( LinkedList &lt; Object &gt; linked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TreeSet( TreeSet &lt; Object &gt; tre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MySet( MySet &lt; Object &gt; my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Linked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KimShen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ity.getTre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M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Value( Set &lt; Object &gt;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